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gee – ontgiftingskuur van 21 dagen</text:p>
      <text:h text:style-name="Heading_20_1" text:outline-level="1">Wat is Congee</text:h>
      <text:p text:style-name="Standard">Pap van (biologische) zilvervliesrijst die minimaal 4 uur is gekookt (dit maakt de congee zeer krachtig).  400 Gram is genoeg voor 2 dagen maar je kan Congee prima voor een week klaarmaken en bewaren in de koelkast. Eet het 3x per dag, met hoogstens één soort <text:span text:style-name="T1">gekookte</text:span> groente.<text:line-break/>Tussendoor, 3x daags, 1 soort fruit eten, apart van de congee.</text:p>
      <text:p text:style-name="Standard">Kook de rijst 4 uur, voeg steeds beetje water toe. Aan het eind is het een heel dikke ‘pap’.<text:line-break/>Alternatief: Kook rijst 5<text:bookmark text:name="_GoBack"/> min. in RUIM water en zet daarna minstens 4 uur (langer mag) in een stel dekens of een hooikist.<text:line-break/>Groente koken, evt met een bouillonblokje en/of 1 soort kruid (voor de smaak en/of werking). “Goed” Zeezout (bv Keltisch of Himalaya zeezout) is heerlijk. </text:p>
      <text:h text:style-name="Heading_20_1" text:outline-level="1">Oliekauwen</text:h>
      <text:p text:style-name="Standard">Tijdens de 21 dagen neem je ‘s ochtends tijdens de persoonlijke verzorging een eetlepel koudge­perste zonnebloemolie. Na 20 minuten “kauwen” uitspugen (<text:span text:style-name="T1">niet doorslikken</text:span>). Spoelen met water. Dan 1 eetlepel balsamico azijn met een paar zeezoutkorrels.  De azijn slik je door. </text:p>
      <text:h text:style-name="Heading_20_1" text:outline-level="1">Drinken</text:h>
      <text:p text:style-name="Standard">Kruidenthee en water. Koffie-verslaafd? Dan doe je één kop sterke koffie in de ochtend. Heb je in de derde week het gevoel dat je tekorten hebt aan bepaalde mineralen/vitaminen, gebruik dan 2 eetlepels Acai juice. Erg gezond. Dit kun je ook na de derde week elke ochtend blijven doorgebruiken. </text:p>
      <text:h text:style-name="Heading_20_1" text:outline-level="1">Sauna en massage</text:h>
      <text:p text:style-name="Standard">Goed voor de ondersteuning van het ontgiften is een Tuina buikmassage. Deze massage is zeer gericht op de spijsvertering en het in balans brengen van de darmen. Het is een aangename massage die eventueel kan worden afgesloten met een hoofdmassage.<text:line-break/>De sauna werkt ook goed, hiervan ontgift je erg snel . Denk erom als je veel water drinkt, dat je ook zeezout gebruikt. Anders verlies je teveel zouten (niet goed voor je hart).</text:p>
      <text:h text:style-name="Heading_20_1" text:outline-level="1">Na 21 dagen </text:h>
      <text:p text:style-name="Standard">Begin rustig aan met het aanpassen van je eet gewoontes. Mocht je na verloop van tijd de behoefte hebben om de darmen even te resetten kun je bijvoorbeeld 5 dagen de congee  nem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Default_20_Paragraph_20_Font" style:display-name="Default Paragraph Font" style:family="tex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Rieks</meta:initial-creator>
    <dc:creator>Rieks</dc:creator>
    <meta:editing-cycles>2</meta:editing-cycles>
    <meta:print-date>2015-04-04T06:02:00</meta:print-date>
    <meta:creation-date>2015-03-14T08:18:00</meta:creation-date>
    <dc:date>2015-04-04T06:03:00</dc:date>
    <meta:editing-duration>PT21M</meta:editing-duration>
    <meta:generator>LibreOffice/25.2.4.3$Windows_X86_64 LibreOffice_project/33e196637044ead23f5c3226cde09b47731f7e27</meta:generator>
    <meta:document-statistic meta:table-count="0" meta:image-count="0" meta:object-count="0" meta:page-count="1" meta:paragraph-count="12" meta:word-count="336" meta:character-count="1979" meta:non-whitespace-character-count="1647"/>
    <meta:user-defined meta:name="AppVersion">14.0000</meta:user-defined>
    <meta:user-defined meta:name="Company">TNO</meta:user-defined>
    <meta:user-defined meta:name="Docear4Word_StyleTitle">ACM SIG Proceedings With Long Author List</meta:user-defined>
    <meta:template xlink:type="simple" xlink:actuate="onRequest" xlink:title="Normal.dotm" xlink:href=""/>
  </office:meta>
</office:document-meta>
</file>